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left="-18.00pt" fo:text-indent="18.00pt" fo:margin-bottom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left="-18.00pt" fo:text-indent="18.00pt" fo:margin-bottom="10.00pt"/>
    </style:style>
    <style:style style:name="P6" style:family="paragraph">
      <style:paragraph-properties fo:line-height="115.00%" fo:text-align="left" fo:margin-bottom="10.00p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left="-18.00pt" fo:text-indent="18.00pt" fo:margin-bottom="10.00pt">
        <style:tab-stops>
          <style:tab-stop style:position="7.65pt"/>
          <style:tab-stop style:position="13.65pt"/>
          <style:tab-stop style:position="78.00pt"/>
        </style:tab-stops>
      </style:paragraph-properties>
    </style:style>
    <style:style style:name="P8" style:family="paragraph">
      <style:paragraph-properties fo:line-height="115.00%" fo:text-align="left" fo:margin-bottom="10.00pt">
        <style:tab-stops>
          <style:tab-stop style:position="7.65pt"/>
          <style:tab-stop style:position="13.65pt"/>
          <style:tab-stop style:position="78.00pt"/>
        </style:tab-stops>
      </style:paragraph-properties>
    </style:style>
  </office:automatic-styles>
  <office:body>
    <office:text>
      <text:p text:style-name="P1"><text:span text:style-name="T1">To Do aplikácia</text:span></text:p>
      <text:p text:style-name="P2"><text:span text:style-name="T2">Názov aplikácie</text:span></text:p>
      <text:p text:style-name="P2"><text:span text:style-name="T3">Nezabudni<text:s/></text:span><text:span text:style-name="T4">Čo Rob</text:span><text:span text:style-name="T5">í</text:span><text:span text:style-name="T6">š!</text:span></text:p>
      <text:p text:style-name="P2"><text:span text:style-name="T7">Ú</text:span><text:span text:style-name="T8">čel aplik</text:span><text:span text:style-name="T9">ácie</text:span></text:p>
      <text:p text:style-name="P2"><text:span text:style-name="T10">Aplikácia slú</text:span><text:span text:style-name="T11">ži na zapisovanie<text:s/></text:span><text:span text:style-name="T12">úloh na rozne dni jednoduchou formou. Aplikácia taktie</text:span><text:span text:style-name="T13">ž umožňuje prihl</text:span><text:span text:style-name="T14">ási</text:span><text:span text:style-name="T15">ť a registrovať sa do vlastn</text:span><text:span text:style-name="T16">ého ú</text:span><text:span text:style-name="T17">čtu a<text:s/></text:span><text:span text:style-name="T18">úlohy do</text:span><text:span text:style-name="T19">ň zapisovať.</text:span></text:p>
      <text:p text:style-name="P2"><text:span text:style-name="T20">K</text:span><text:span text:style-name="T21">ľ</text:span><text:span text:style-name="T22">ú</text:span><text:span text:style-name="T23">čov</text:span><text:span text:style-name="T24">é funkcie</text:span></text:p>
      <text:list text:style-name="L3">
        <text:list-item>
          <text:p text:style-name="P3"><text:span text:style-name="T25">registrova</text:span><text:span text:style-name="T26">ť sa</text:span></text:p>
        </text:list-item>
        <text:list-item>
          <text:p text:style-name="P3"><text:span text:style-name="T27">prihlási</text:span><text:span text:style-name="T28">ť sa</text:span></text:p>
        </text:list-item>
        <text:list-item>
          <text:p text:style-name="P3"><text:span text:style-name="T29">zapísa</text:span><text:span text:style-name="T30">ť n</text:span><text:span text:style-name="T31">ázov novej úlohy</text:span></text:p>
        </text:list-item>
        <text:list-item>
          <text:p text:style-name="P3"><text:span text:style-name="T31">zapísa</text:span><text:span text:style-name="T32">ť podrobnosti k danej<text:s/></text:span><text:span text:style-name="T33">úlohe</text:span></text:p>
        </text:list-item>
        <text:list-item>
          <text:p text:style-name="P3"><text:span text:style-name="T33">zapísa</text:span><text:span text:style-name="T34">ť d</text:span><text:span text:style-name="T35">átum k danej úlohe</text:span></text:p>
        </text:list-item>
        <text:list-item>
          <text:p text:style-name="P3"><text:span text:style-name="T35">maza</text:span><text:span text:style-name="T36">ť<text:s/></text:span><text:span text:style-name="T37">úlohy</text:span></text:p>
        </text:list-item>
        <text:list-item>
          <text:p text:style-name="P3"><text:span text:style-name="T37">editova</text:span><text:span text:style-name="T38">ť<text:s/></text:span><text:span text:style-name="T39">úlohy</text:span></text:p>
        </text:list-item>
      </text:list>
      <text:p text:style-name="P4"><text:span text:style-name="T40">Pou</text:span><text:span text:style-name="T41">žit</text:span><text:span text:style-name="T42">é technológie</text:span></text:p>
      <text:list text:style-name="L5">
        <text:list-item>
          <text:p text:style-name="P5"><text:span text:style-name="T43">python</text:span></text:p>
        </text:list-item>
        <text:list-item>
          <text:p text:style-name="P5"><text:span text:style-name="T43">django</text:span></text:p>
        </text:list-item>
        <text:list-item>
          <text:p text:style-name="P5"><text:span text:style-name="T43">CSS</text:span></text:p>
        </text:list-item>
        <text:list-item>
          <text:p text:style-name="P5"><text:span text:style-name="T43">html</text:span></text:p>
        </text:list-item>
      </text:list>
      <text:p text:style-name="P6"><text:span text:style-name="T44">Štrukt</text:span><text:span text:style-name="T45">úra projektu</text:span></text:p>
      <text:p text:style-name="P6"><text:span text:style-name="T46">Aplikácia je ulo</text:span><text:span text:style-name="T47">žen</text:span><text:span text:style-name="T48">á v jednom prie</text:span><text:span text:style-name="T49">činku zvan</text:span><text:span text:style-name="T50">ý<text:s/></text:span><text:span text:style-name="T51">„</text:span><text:span text:style-name="T52">to_do_aplikacia</text:span><text:span text:style-name="T53">“</text:span><text:span text:style-name="T54">, v tomto prie</text:span><text:span text:style-name="T55">činku sa nach</text:span><text:span text:style-name="T56">ádza nieko</text:span><text:span text:style-name="T57">ľko ďalš</text:span><text:span text:style-name="T58">ích podprie</text:span><text:span text:style-name="T59">činkov,<text:s text:c="2"/>ktor</text:span><text:span text:style-name="T60">é obsahujú<text:s/></text:span><text:span text:style-name="T61">ďalšie podriečinky</text:span></text:p>
      <text:p text:style-name="P6"><text:span text:style-name="T62">Hlavné rozdelenie</text:span></text:p>
      <text:list text:style-name="L7">
        <text:list-item>
          <text:p text:style-name="P7"><text:span text:style-name="T63">to_do_aplikacia<text:s/></text:span><text:span text:style-name="T64">–</text:span><text:span text:style-name="T65"><text:s/>s</text:span><text:span text:style-name="T66">úbory pre django server</text:span></text:p>
        </text:list-item>
        <text:list-item>
          <text:p text:style-name="P7"><text:span text:style-name="T66">návrhy<text:s/></text:span><text:span text:style-name="T67">–</text:span><text:span text:style-name="T68"><text:s/>n</text:span><text:span text:style-name="T69">ávrhy na disajn aplikácie </text:span></text:p>
        </text:list-item>
        <text:list-item>
          <text:p text:style-name="P7"><text:span text:style-name="T69">static<text:s/></text:span><text:span text:style-name="T70">–</text:span><text:span text:style-name="T71"><text:s/>glob</text:span><text:span text:style-name="T72">álne css a obrázky</text:span></text:p>
        </text:list-item>
        <text:list-item>
          <text:p text:style-name="P7"><text:span text:style-name="T72"><text:s/>templates<text:s/></text:span><text:span text:style-name="T73">–</text:span><text:span text:style-name="T74"><text:s/>html s</text:span><text:span text:style-name="T75">úbory</text:span></text:p>
        </text:list-item>
        <text:list-item>
          <text:p text:style-name="P7"><text:span text:style-name="T75">todo<text:s/></text:span><text:span text:style-name="T76">–</text:span><text:span text:style-name="T77"><text:s/>django modely pre to do logiku</text:span></text:p>
        </text:list-item>
        <text:list-item>
          <text:p text:style-name="P7"><text:span text:style-name="T78">users<text:s/></text:span><text:span text:style-name="T79">–</text:span><text:span text:style-name="T80"><text:s/>django modely pre prihlasovanie a registr</text:span><text:span text:style-name="T81">áciu</text:span></text:p>
        </text:list-item>
      </text:list>
      <text:p text:style-name="P8"><text:span text:style-name="T81"/></text:p>
      <text:p text:style-name="P8"><text:span text:style-name="T82">to_do_aplikacia </text:span></text:p>
      <text:p text:style-name="P8"><text:span text:style-name="T83">V prie</text:span><text:span text:style-name="T84">činku to_do_aplikacia sa nach</text:span><text:span text:style-name="T85">á</text:span><text:span text:style-name="T86">dzaj</text:span><text:span text:style-name="T87">ú</text:span><text:span text:style-name="T88"><text:s/>s</text:span><text:span text:style-name="T89">ú</text:span><text:span text:style-name="T90">bory: </text:span></text:p>
      <text:p text:style-name="P8"><text:span text:style-name="T90">_init_.py </text:span></text:p>
      <text:p text:style-name="P8"><text:span text:style-name="T90">asgi.py</text:span></text:p>
      <text:p text:style-name="P8"><text:span text:style-name="T90">models.py</text:span></text:p>
      <text:p text:style-name="P8"><text:span text:style-name="T90">settings.py: obsahuje zaznamenanie nain</text:span><text:span text:style-name="T91">štalovan</text:span><text:span text:style-name="T92">ý</text:span><text:span text:style-name="T93">ch aplik</text:span><text:span text:style-name="T94">á</text:span><text:span text:style-name="T95">ci</text:span><text:span text:style-name="T96">í</text:span><text:span text:style-name="T97">, datab</text:span><text:span text:style-name="T98">á</text:span><text:span text:style-name="T99">z, middleware,</text:span></text:p>
      <text:p text:style-name="P8"><text:span text:style-name="T99">urls.py: obsahuje cesty do url adries</text:span></text:p>
      <text:p text:style-name="P8"><text:span text:style-name="T99">views.py</text:span></text:p>
      <text:p text:style-name="P8"><text:span text:style-name="T99">wsgi.py</text:span></text:p>
      <text:p text:style-name="P8"><text:span text:style-name="T100">static </text:span></text:p>
      <text:p text:style-name="P8"><text:span text:style-name="T101">Prie</text:span><text:span text:style-name="T102">činok static obsahuje podpriečinok templates a ten obsahuje ďalšie priečinky:<text:line-break/></text:span><text:span text:style-name="T103">todo:<text:s/></text:span><text:span text:style-name="T104"/></text:p>
      <text:p text:style-name="P8"><text:span text:style-name="T104">edit_task.html: forma na editovanie<text:s/></text:span><text:span text:style-name="T105">ú</text:span><text:span text:style-name="T106">lohy a<text:s/></text:span><text:span text:style-name="T107">št</text:span><text:span text:style-name="T108">ý</text:span><text:span text:style-name="T109">l danej st</text:span><text:span text:style-name="T110">r</text:span><text:span text:style-name="T111">á</text:span><text:span text:style-name="T112">nky</text:span></text:p>
      <text:p text:style-name="P8"><text:span text:style-name="T112">edit.html</text:span></text:p>
      <text:p text:style-name="P8"><text:span text:style-name="T113">index.html:<text:s/></text:span><text:span text:style-name="T114">št</text:span><text:span text:style-name="T115">ý</text:span><text:span text:style-name="T116">l hlavnej st</text:span><text:span text:style-name="T117">r</text:span><text:span text:style-name="T118">á</text:span><text:span text:style-name="T119">nky,prid</text:span><text:span text:style-name="T120">á</text:span><text:span text:style-name="T121">vanie a mazanie<text:s/></text:span><text:span text:style-name="T122">ú</text:span><text:span text:style-name="T123">loh, button na odhl</text:span><text:span text:style-name="T124">á</text:span><text:span text:style-name="T125">senie, button na editovanie<text:s/></text:span><text:span text:style-name="T126">ú</text:span><text:span text:style-name="T127">lohy</text:span></text:p>
      <text:p text:style-name="P8"><text:span text:style-name="T128">users:</text:span></text:p>
      <text:p text:style-name="P8"><text:span text:style-name="T129">login.html: stranka na prihlasenie</text:span></text:p>
      <text:p text:style-name="P8"><text:span text:style-name="T129">register.html: stranka na registrovanie</text:span></text:p>
      <text:p text:style-name="P8"><text:span text:style-name="T129"/></text:p>
      <text:p text:style-name="P8"><text:span text:style-name="T129">base.html</text:span></text:p>
      <text:p text:style-name="P8"><text:span text:style-name="T1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